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Excelente. Esa reflexión es clave y encaja perfectamente con el tono profundo que queremos lograr en esta sección. La idea de que el <text:span text:style-name="Strong_20_Emphasis">individuo es irrelevante en sí mismo, pero esencial para el cambio</text:span>, encierra una paradoja poderosa que puede servir como punto de anclaje emocional y conceptual para cerrar la sección.</text:p>
      <text:p text:style-name="Text_20_body">Con tu aporte, integro la estructura anterior en un borrador narrativo para esta sección. A continuación, te presento una <text:span text:style-name="Strong_20_Emphasis">versión desarrollada</text:span> de la Sección 2: <text:span text:style-name="Emphasis">¿Por qué la vida crea individuos?</text:span>, incluyendo tu reflexión como núcleo del cierre.</text:p>
      <text:p text:style-name="Horizontal_20_Line"/>
      <text:h text:style-name="Heading_20_2" text:outline-level="2">🌱 Sección 2 – ¿Por qué la vida crea individuos?</text:h>
      <text:h text:style-name="Heading_20_3" text:outline-level="3">1. El enigma de la multiplicidad</text:h>
      <text:p text:style-name="Text_20_body">Desde la experiencia íntima de la conciencia, el mundo parece excesivo.<text:line-break/>¿No bastaría con mi mente, mi espíritu, y el universo? ¿Por qué este despliegue confuso de cuerpos, animales, personas, amenazas, y competidores?</text:p>
      <text:p text:style-name="Text_20_body">La vida, tal como la vivimos, es multitud. No se manifiesta como un solo ser consciente recorriendo un universo vacío. Se expresa en forma de incontables entidades independientes, que vienen y van, se multiplican, pelean por recursos, mueren.</text:p>
      <text:p text:style-name="Text_20_body">Este hecho plantea una pregunta profunda:<text:line-break/><text:span text:style-name="Strong_20_Emphasis">¿Por qué la vida elige existir a través de individuos?</text:span></text:p>
      <text:p text:style-name="Horizontal_20_Line"/>
      <text:h text:style-name="Heading_20_3" text:outline-level="3">2. La forma natural de existir</text:h>
      <text:p text:style-name="Text_20_body">En todo rincón del planeta encontramos individuos: desde microbios hasta elefantes, desde árboles hasta seres humanos. No hay una sola forma de vida que no venga envuelta en un cuerpo. Todo lo que vive lo hace como entidad separada.</text:p>
      <text:p text:style-name="Text_20_body">Es como si la vida tuviera un estilo propio: <text:span text:style-name="Strong_20_Emphasis">se fragmenta para estar en el mundo</text:span>.<text:line-break/>Su manera de existir es dividirse, multiplicarse, repartirse.</text:p>
      <text:p text:style-name="Text_20_body">No conocemos otra forma en que lo viviente se manifieste. Si la vida existe, lo hace en forma de muchos.</text:p>
      <text:p text:style-name="Horizontal_20_Line"/>
      <text:h text:style-name="Heading_20_3" text:outline-level="3">3. Razones posibles</text:h>
      <text:p text:style-name="Text_20_body">Podemos imaginar algunas razones prácticas por las que la vida se ha estructurado así. No afirmamos que sean verdades definitivas, pero sirven para acercarnos al misterio.</text:p>
      <text:h text:style-name="Heading_20_4" text:outline-level="4"><text:soft-page-break/>a. <text:span text:style-name="Strong_20_Emphasis">Exploración</text:span></text:h>
      <text:p text:style-name="Text_20_body">Un solo ser no puede estar en todas partes. La vida se divide en millones para abarcar más terreno, más posibilidades. Cada individuo prueba una ruta.</text:p>
      <text:h text:style-name="Heading_20_4" text:outline-level="4">b. <text:span text:style-name="Strong_20_Emphasis">Persistencia</text:span></text:h>
      <text:p text:style-name="Text_20_body">El universo es caótico. Para sobrevivir, la vida necesita redundancia. Si uno muere, otros continúan.</text:p>
      <text:h text:style-name="Heading_20_4" text:outline-level="4">c. <text:span text:style-name="Strong_20_Emphasis">Experimentación</text:span></text:h>
      <text:p text:style-name="Text_20_body">Cada individuo es una variación. Una versión distinta. Algunos fracasan, otros prosperan. La vida aprende con cada uno.</text:p>
      <text:h text:style-name="Heading_20_4" text:outline-level="4">d. <text:span text:style-name="Strong_20_Emphasis">Interacción</text:span></text:h>
      <text:p text:style-name="Text_20_body">La colaboración, el conflicto, la simbiosis, la competencia. Todo eso ocurre solo si hay muchos. Y de esas interacciones surgen estructuras nuevas.</text:p>
      <text:p text:style-name="Horizontal_20_Line"/>
      <text:h text:style-name="Heading_20_3" text:outline-level="3">4. El individuo como unidad total</text:h>
      <text:p text:style-name="Text_20_body">Aunque es solo una parte del todo, <text:span text:style-name="Strong_20_Emphasis">cada individuo contiene en sí mismo la totalidad del diseño de la vida</text:span>. Porta la memoria, la capacidad, y la energía para continuar el proceso.</text:p>
      <text:p text:style-name="Text_20_body">No es una pieza pasiva, es una expresión viva de la vida misma, lanzada al mundo.</text:p>
      <text:p text:style-name="Horizontal_20_Line"/>
      <text:h text:style-name="Heading_20_3" text:outline-level="3">5. El peso de los otros</text:h>
      <text:p text:style-name="Text_20_body">Para el ser humano, la presencia de los otros puede ser insoportable. Nos limitan, nos desafían, nos hacen daño. Pero también nos enseñan, nos transforman, nos definen.</text:p>
      <text:p text:style-name="Text_20_body"><text:span text:style-name="Strong_20_Emphasis">No existiría el “yo” sin el “tú”</text:span>, sin el roce, sin el contraste.<text:line-break/>El otro es el espejo en el que empezamos a saber que estamos vivos.</text:p>
      <text:p text:style-name="Horizontal_20_Line"/>
      <text:h text:style-name="Heading_20_3" text:outline-level="3">6. La paradoja esencial</text:h>
      <text:p text:style-name="Text_20_body">Aquí aparece una verdad desconcertante:</text:p>
      <text:p text:style-name="Quotations"><text:span text:style-name="Strong_20_Emphasis">El individuo no es importante en sí mismo. Y sin embargo, solo el individuo puede crear lo que es realmente importante: el cambio.</text:span></text:p>
      <text:p text:style-name="Text_20_body">La vida necesita a los individuos no porque los valore uno a uno, sino porque solo mediante ellos puede alterar el mundo, probar cosas nuevas, empujar la historia hacia adelante.</text:p>
      <text:p text:style-name="Text_20_body">Un individuo puede fracasar, desaparecer, olvidarse. Pero en su breve existencia habrá encarnado una posibilidad irrepetible.<text:line-break/>Y la suma de esas posibilidades mueve a la vida entera.</text:p>
      <text:p text:style-name="Horizontal_20_Line"><text:soft-page-break/></text:p>
      <text:h text:style-name="Heading_20_3" text:outline-level="3">7. Transición</text:h>
      <text:p text:style-name="Text_20_body">Ahora entendemos por qué la vida se fragmenta en muchos.<text:line-break/>Pero aún nos queda otra pregunta:<text:line-break/><text:span text:style-name="Strong_20_Emphasis">¿Por qué todos esos individuos son distintos entre sí?</text:span></text:p>
      <text:p text:style-name="Text_20_body">Ese será el próximo paso en nuestro laboratorio.</text:p>
      <text:p text:style-name="Horizontal_20_Line"/>
      <text:p text:style-name="Text_20_body">¿Te gustaría hacer algún ajuste o agregar un matiz más antes de pasar a la siguiente secc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1T15:49:25.452000000</meta:creation-date>
    <dc:date>2025-07-21T15:53:45.409000000</dc:date>
    <meta:editing-duration>PT4M20S</meta:editing-duration>
    <meta:editing-cycles>1</meta:editing-cycles>
    <meta:document-statistic meta:table-count="0" meta:image-count="0" meta:object-count="0" meta:page-count="3" meta:paragraph-count="36" meta:word-count="654" meta:character-count="3935" meta:non-whitespace-character-count="3316"/>
    <meta:generator>LibreOffice/7.3.5.2$Windows_X86_64 LibreOffice_project/184fe81b8c8c30d8b5082578aee2fed2ea847c01</meta:generator>
  </office:meta>
</office:document-meta>
</file>